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92e" officeooo:paragraph-rsid="0007f9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 programming structure consists of two parts, head and body. In the head part, we keep header files. Header files consists of some functions that helps to use C in efficient way. In the body part, we write our codes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06:41:12.331100382</meta:creation-date>
    <dc:date>2025-04-06T06:44:14.007216646</dc:date>
    <meta:editing-duration>PT3M2S</meta:editing-duration>
    <meta:editing-cycles>1</meta:editing-cycles>
    <meta:document-statistic meta:table-count="0" meta:image-count="0" meta:object-count="0" meta:page-count="1" meta:paragraph-count="1" meta:word-count="40" meta:character-count="217" meta:non-whitespace-character-count="177"/>
    <meta:generator>LibreOffice/24.8.6.2$Linux_X86_64 LibreOffice_project/d50be90c1d90f0f90a5235ffcbbafbbfa38a83c2</meta:generator>
  </office:meta>
</office:document-meta>
</file>